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40.8pt"/>
    </style:style>
    <style:style style:name="co11" style:family="table-column">
      <style:table-column-properties fo:break-before="auto" style:column-width="89.46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ryophyll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anthophyllum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table:style-name="ce1" office:value-type="string" calcext:value-type="string">
            <text:p>spinosum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ul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Leptoiulus</text:p>
          </table:table-cell>
          <table:table-cell table:number-columns-repeated="4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4"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12:40.056183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13:53.060777456</dc:date>
    <meta:editing-duration>PT1H22M6S</meta:editing-duration>
    <meta:editing-cycles>7</meta:editing-cycles>
    <meta:generator>LibreOffice/6.0.7.3$Linux_X86_64 LibreOffice_project/00m0$Build-3</meta:generator>
    <meta:document-statistic meta:table-count="9" meta:cell-count="233" meta:object-count="0"/>
  </office:meta>
</office:document-meta>
</file>